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.139in" fo:margin-bottom="0in" loext:contextual-spacing="false"/>
    </style:style>
    <style:style style:name="P4" style:family="paragraph" style:parent-style-name="Standard" style:list-style-name="WWNum1">
      <style:paragraph-properties fo:margin-left="0.5in" fo:margin-right="-0.0209in" fo:margin-top="0.139in" fo:margin-bottom="0in" loext:contextual-spacing="true" fo:text-indent="-0.25in" style:auto-text-indent="false"/>
    </style:style>
    <style:style style:name="P5" style:family="paragraph" style:parent-style-name="Standard">
      <style:paragraph-properties fo:margin-left="0in" fo:margin-right="-0.0209in" fo:margin-top="0.139in" fo:margin-bottom="0in" loext:contextual-spacing="false" fo:text-indent="0in" style:auto-text-indent="false"/>
    </style:style>
    <style:style style:name="P6" style:family="paragraph" style:parent-style-name="Standard">
      <style:paragraph-properties fo:margin-top="0.278in" fo:margin-bottom="0in" loext:contextual-spacing="false" fo:line-height="200%" fo:text-align="end" style:justify-single-word="false"/>
    </style:style>
    <style:style style:name="P7" style:family="paragraph" style:parent-style-name="Heading_20_1">
      <style:paragraph-properties fo:margin-top="0.222in" fo:margin-bottom="0in" loext:contextual-spacing="false"/>
    </style:style>
    <style:style style:name="P8" style:family="paragraph" style:parent-style-name="Heading_20_1">
      <style:paragraph-properties fo:margin-left="0in" fo:margin-right="-0.0209in" fo:margin-top="0.222in" fo:margin-bottom="0in" loext:contextual-spacing="false" fo:text-indent="0in" style:auto-text-indent="false"/>
    </style:style>
    <style:style style:name="P9" style:family="paragraph" style:parent-style-name="Heading_20_2">
      <style:paragraph-properties fo:margin-top="0.139in" fo:margin-bottom="0in" loext:contextual-spacing="false"/>
    </style:style>
    <style:style style:name="P10" style:family="paragraph" style:parent-style-name="Heading_20_3">
      <style:paragraph-properties fo:margin-top="0in" fo:margin-bottom="0in" loext:contextual-spacing="false"/>
    </style:style>
    <style:style style:name="P11" style:family="paragraph" style:parent-style-name="Title" style:master-page-name="First_20_Page">
      <style:paragraph-properties fo:margin-top="0in" fo:margin-bottom="0in" loext:contextual-spacing="false" fo:line-height="100%" style:page-number="1"/>
    </style:style>
    <style:style style:name="P12" style:family="paragraph" style:parent-style-name="Title">
      <style:paragraph-properties fo:margin-top="0in" fo:margin-bottom="0.139in" loext:contextual-spacing="false"/>
    </style:style>
    <style:style style:name="T1" style:family="text">
      <style:text-properties fo:color="#f75d5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5rf9wr4r3no2"/><text:span text:style-name="T1">Hello</text:span></text:p>
      <text:p text:style-name="P12"><text:bookmark text:name="_rl4hdsvg4y6s"/>I’m Cristian Bailey</text:p>
      <text:p text:style-name="P1"><text:span text:style-name="T2">3700 Libra Dr</text:span></text:p>
      <text:p text:style-name="P1"><text:span text:style-name="T2">Orlando Fl</text:span></text:p>
      <text:p text:style-name="P1"><text:span text:style-name="T2">32816</text:span></text:p>
      <text:p text:style-name="P1"><text:span text:style-name="T3">(786) 449-1134</text:span></text:p>
      <text:p text:style-name="P1"><text:span text:style-name="T3">Cristianbailey7@gmail.com</text:span></text:p>
      <text:p text:style-name="P7"><text:bookmark text:name="_628phil8unj9"/>Skills</text:p>
      <text:p text:style-name="P3">Computer software knowledge</text:p>
      <text:p text:style-name="P3">Fast learner </text:p>
      <text:p text:style-name="P3">Respectful and courteous</text:p>
      <text:p text:style-name="P7"><text:bookmark text:name="_8n69xryyi2jn"/>Experience</text:p>
      <text:p text:style-name="P9"><text:bookmark text:name="_n57uk2f9i5zl"/>12th - Present </text:p>
      <text:p text:style-name="P10"><text:bookmark text:name="_lv9o936ezdf5"/>First job<text:span text:style-name="T4">- </text:span></text:p>
      <text:list xml:id="list4582091979388561629" text:style-name="WWNum1">
        <text:list-item>
          <text:p text:style-name="P4">First job at East Ridge Retirement Home (Activities) </text:p>
        </text:list-item>
        <text:list-item>
          <text:p text:style-name="P4">Worked in Call center (Transferred calls and placed orders)</text:p>
        </text:list-item>
      </text:list>
      <text:p text:style-name="P3"/>
      <text:p text:style-name="P9"><text:bookmark text:name="_arnrh62rcfpt"/>11th grade</text:p>
      <text:p text:style-name="P10"><text:bookmark text:name="_mofu6vopi18q"/>All AICE core classes <text:span text:style-name="T4">-</text:span></text:p>
      <text:list xml:id="list130360437632393" text:continue-numbering="true" text:style-name="WWNum1">
        <text:list-item>
          <text:p text:style-name="P4">Passed 2 AIce exams</text:p>
        </text:list-item>
        <text:list-item>
          <text:p text:style-name="P4">Took all AICE core classes</text:p>
        </text:list-item>
        <text:list-item>
          <text:p text:style-name="P4">Learned HTML</text:p>
        </text:list-item>
      </text:list>
      <text:p text:style-name="P9"><text:bookmark text:name="_9hamueqzod31"/>10th grade</text:p>
      <text:p text:style-name="P10"><text:bookmark text:name="_klvjjwvj40i3"/>First Company<text:span text:style-name="T4"> - All honors classes</text:span></text:p>
      <text:list xml:id="list130359339657733" text:continue-numbering="true" text:style-name="WWNum1">
        <text:list-item>
          <text:p text:style-name="P4">Accepted into YEA (Young Entrepreneurs of America)</text:p>
        </text:list-item>
        <text:list-item>
          <text:p text:style-name="P4"><text:soft-page-break/>Formed a company from the ground up</text:p>
        </text:list-item>
        <text:list-item>
          <text:p text:style-name="P4">Went to YEA Semi finals</text:p>
        </text:list-item>
        <text:list-item>
          <text:p text:style-name="P4">Went to an YEA tradeshow </text:p>
        </text:list-item>
        <text:list-item>
          <text:p text:style-name="P4">Took all honor core classes</text:p>
        </text:list-item>
      </text:list>
      <text:p text:style-name="P5"/>
      <text:p text:style-name="P9"><text:bookmark text:name="_8p24tzp33ejg"/>9th grade</text:p>
      <text:p text:style-name="P10"><text:bookmark text:name="_2mwrupb75gpr"/>Homestead Police Explorers<text:span text:style-name="T4"> - </text:span></text:p>
      <text:list xml:id="list130361140377082" text:continue-numbering="true" text:style-name="WWNum1">
        <text:list-item>
          <text:p text:style-name="P4">Became Class leader of 50+ cadets</text:p>
        </text:list-item>
        <text:list-item>
          <text:p text:style-name="P4">Earned 650 community service hours</text:p>
        </text:list-item>
      </text:list>
      <text:p text:style-name="P7"><text:bookmark text:name="_6oztx7omgpqo"/>Education</text:p>
      <text:p text:style-name="P9"><text:bookmark text:name="_v9j91n2fon3f"/>9th grade - Present </text:p>
      <text:p text:style-name="P10"><text:bookmark text:name="_78rlvk1sif5a"/>Keys Gate Charter High<text:span text:style-name="T4"> - </text:span></text:p>
      <text:p text:style-name="P5"/>
      <text:p text:style-name="P8"><text:bookmark text:name="_txda8vxduhlz"/>Awards</text:p>
      <text:p text:style-name="P2">Awarded $1,500 at investor panel</text:p>
      <text:p text:style-name="P2">Winner of YEA investor pane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ato" fo:font-size="10pt" fo:language="en" fo:country="US" fo:font-style="normal" style:text-underline-style="none" fo:font-weight="normal" style:letter-kerning="true" style:font-name-asian="Lato1" style:font-size-asian="10pt" style:language-asian="zh" style:country-asian="CN" style:font-style-asian="normal" style:font-weight-asian="normal" style:font-name-complex="Lato1" style:font-size-complex="10pt" style:language-complex="hi" style:country-complex="IN"/>
    </style:default-style>
    <style:default-style style:family="paragraph">
      <style:paragraph-properties fo:margin-left="0in" fo:margin-right="0in" fo:margin-top="0.139in" fo:margin-bottom="0in" loext:contextual-spacing="false" fo:line-height="13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ato" fo:font-size="10pt" fo:language="en" fo:country="US" fo:font-style="normal" style:text-underline-style="none" fo:font-weight="normal" style:letter-kerning="true" style:font-name-asian="Lato1" style:font-size-asian="10pt" style:language-asian="zh" style:country-asian="CN" style:font-style-asian="normal" style:font-weight-asian="normal" style:font-name-complex="Lato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222in" fo:margin-bottom="0in" loext:contextual-spacing="true" fo:line-height="100%" fo:keep-together="always" fo:orphans="0" fo:widows="0" fo:text-indent="0in" style:auto-text-indent="false" fo:keep-with-next="always"/>
      <style:text-properties fo:color="#f75d5d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-0.0102in" fo:margin-right="-0.0209in" fo:margin-top="0.139in" fo:margin-bottom="0in" loext:contextual-spacing="true" fo:text-indent="0in" style:auto-text-indent="false"/>
      <style:text-properties fo:color="#666666" fo:font-size="9pt" style:font-size-asian="9pt" style:font-size-complex="9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0102in" fo:margin-right="-0.0209in" fo:margin-top="0in" fo:margin-bottom="0in" loext:contextual-spacing="true" fo:line-height="100%" fo:text-indent="0in" style:auto-text-indent="false"/>
      <style:text-properties fo:color="#000000" style:font-name="Playfair Display" fo:font-family="'Playfair Display'" style:font-family-generic="roman" style:font-pitch="variable" fo:font-size="11pt" fo:font-weight="bold" style:font-name-asian="Playfair Display1" style:font-family-asian="'Playfair Display'" style:font-family-generic-asian="system" style:font-pitch-asian="variable" style:font-size-asian="11pt" style:font-weight-asian="bold" style:font-name-complex="Playfair Display1" style:font-family-complex="'Playfair Display'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102in" fo:margin-top="0in" fo:margin-bottom="0.139in" loext:contextual-spacing="true" fo:line-height="100%" fo:text-indent="0in" style:auto-text-indent="false"/>
      <style:text-properties fo:color="#000000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in" fo:margin-bottom="0in" loext:contextual-spacing="true" fo:line-height="115%" fo:text-indent="0in" style:auto-text-indent="false"/>
      <style:text-properties fo:color="#999999" fo:font-size="9pt" style:font-size-asian="9pt" style:font-size-complex="9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200%" fo:text-align="end" style:justify-single-word="false"/>
    </style:style>
    <style:style style:name="MP2" style:family="paragraph" style:parent-style-name="Standard">
      <style:paragraph-properties fo:margin-top="0in" fo:margin-bottom="0in" loext:contextual-spacing="false" fo:line-height="100%"/>
    </style:style>
    <style:style style:name="MP3" style:family="paragraph" style:parent-style-name="Standard">
      <style:paragraph-properties fo:margin-top="0.139in" fo:margin-bottom="0in" loext:contextual-spacing="false"/>
    </style:style>
    <style:style style:name="MT1" style:family="text">
      <style:text-properties fo:color="#f75d5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ackground-color="#ffffff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age-number text:select-page="current">2</text:page-number></text:span></text:p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9" meta:word-count="151" meta:character-count="841" meta:non-whitespace-character-count="733"/>
    <meta:generator>LibreOfficeDev/5.1.0.3$Linux_X86_64 LibreOffice_project/</meta:generator>
  </office:meta>
</office:document-meta>
</file>